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Times, serif"/>
    <style:font-face style:name="Josefin Sans" svg:font-family="'Josefin Sans', sans-serif"/>
    <style:font-face style:name="Lohit Devanagari1" svg:font-family="'Lohit Devanagari'"/>
    <style:font-face style:name="Varela Round" svg:font-family="'Varela Roun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Josefi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ambria" fo:font-size="1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Josefin Sans" fo:font-size="12.75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P4" style:family="paragraph" style:parent-style-name="Text_20_body">
      <style:paragraph-properties fo:margin-left="0.37cm" fo:margin-right="0cm" fo:margin-top="0.18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Josefin Sans" fo:font-size="12.75pt" fo:letter-spacing="normal" fo:font-style="normal" fo:font-weight="normal"/>
    </style:style>
    <style:style style:name="P5" style:family="paragraph" style:parent-style-name="Text_20_body">
      <style:paragraph-properties fo:margin-left="0.635cm" fo:margin-right="0cm" fo:margin-top="0.265cm" fo:margin-bottom="0cm" loext:contextual-spacing="false" fo:orphans="2" fo:widows="2" fo:text-indent="0cm" style:auto-text-indent="false"/>
      <style:text-properties fo:font-variant="normal" fo:text-transform="none" fo:color="#333333" style:font-name="Josefin Sans" fo:font-size="11.2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Josefin Sans" fo:font-size="11.25pt" fo:letter-spacing="normal" fo:font-style="normal" fo:font-weight="normal" loext:padding="0cm" loext:border="none"/>
    </style:style>
    <style:style style:name="P7" style:family="paragraph" style:parent-style-name="Heading_20_1">
      <style:text-properties fo:font-variant="normal" fo:text-transform="none" fo:color="#333333" style:font-name="Josefin Sans" fo:font-size="27pt" fo:letter-spacing="normal" fo:font-style="normal" fo:font-weight="bold"/>
    </style:style>
    <style:style style:name="P8" style:family="paragraph" style:parent-style-name="Heading_20_5">
      <style:text-properties fo:font-variant="normal" fo:text-transform="none" fo:color="#3a3a3a" style:font-name="Varela Round" fo:letter-spacing="normal" fo:font-style="normal"/>
    </style:style>
    <style:style style:name="P9" style:family="paragraph" style:parent-style-name="Heading_20_5">
      <style:paragraph-properties fo:margin-left="0cm" fo:margin-right="0cm" fo:margin-top="0cm" fo:margin-bottom="0.529cm" loext:contextual-spacing="false" fo:line-height="160%" fo:orphans="2" fo:widows="2" fo:text-indent="0cm" style:auto-text-indent="false" fo:padding="0cm" fo:border="none"/>
      <style:text-properties fo:font-variant="normal" fo:text-transform="none" fo:color="#3a3a3a" style:font-name="Varela Round" fo:letter-spacing="normal" fo:font-style="normal"/>
    </style:style>
    <style:style style:name="P10" style:family="paragraph" style:parent-style-name="Heading_20_5">
      <style:paragraph-properties fo:margin-left="0cm" fo:margin-right="0cm" fo:margin-top="0cm" fo:margin-bottom="0.529cm" loext:contextual-spacing="false" fo:line-height="160%" fo:orphans="2" fo:widows="2" fo:text-indent="0cm" style:auto-text-indent="false" fo:padding="0cm" fo:border="none"/>
      <style:text-properties fo:font-variant="normal" fo:text-transform="none" fo:color="#3a3a3a" style:font-name="Varela Round" fo:letter-spacing="normal" fo:font-style="normal" officeooo:paragraph-rsid="001d876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rtificial Intelligence MCQ Questions</text:h>
      <text:p text:style-name="P1">Artificial Intelligence MCQs : This section focuses on "basics" of Artificial Intelligence. These Multiple Choice Questions (mcq) should be practiced to improve the AI skills required for various interviews (campus interviews, walk-in interviews, company interviews), placements, entrance exams and other competitive examinations.</text:p>
      <text:p text:style-name="P2">1. Who is the father of Artificial Intelligence?</text:p>
      <text:p text:style-name="P4">A. Doug Cutting<text:line-break/>B. John McCarthy<text:line-break/>C. William S.<text:line-break/>D. Rasmus Lerdorf</text:p>
      <text:p text:style-name="P3">View Answer</text:p>
      <text:section text:style-name="Sect1" text:name="q1">
        <text:p text:style-name="P5">Ans : B</text:p>
        <text:p text:style-name="P6">Explanation: the father of Artificial Intelligence is John McCarthy.</text:p>
      </text:section>
      <text:p text:style-name="Text_20_body"/>
      <text:p text:style-name="P2">2. What are the main goals of AI?</text:p>
      <text:p text:style-name="P4">A. To Create Expert Systems<text:line-break/>B. To Implement Human Intelligence in Machines<text:line-break/>C. Both A and B<text:line-break/>D. None of the Above</text:p>
      <text:p text:style-name="P3">View Answer</text:p>
      <text:section text:style-name="Sect1" text:name="q2">
        <text:p text:style-name="P5">Ans : C</text:p>
        <text:p text:style-name="P6">Explanation: the main goals of AI is to Create Expert Systems and to Implement Human Intelligence in Machines</text:p>
      </text:section>
      <text:p text:style-name="Text_20_body"/>
      <text:p text:style-name="P2">3. Which of the following areas can contribute to build an intelligent system?</text:p>
      <text:p text:style-name="P4">A. Philosophy<text:line-break/>B. Biology<text:line-break/>C. Sociology<text:line-break/>D. All of the above</text:p>
      <text:p text:style-name="P3">View Answer</text:p>
      <text:section text:style-name="Sect1" text:name="q3">
        <text:p text:style-name="P5"><text:soft-page-break/>Ans : D</text:p>
        <text:p text:style-name="P6">Explanation: Philosophy, Sociology, Biology all three areas can contribute to build an intelligent system.</text:p>
      </text:section>
      <text:p text:style-name="Text_20_body"/>
      <text:p text:style-name="P2">4. A computer program with AI can not answer the generic questions it is meant to solve.</text:p>
      <text:p text:style-name="P4">A. TRUE<text:line-break/>B. FALSE<text:line-break/>C. AI is not used to answer question<text:line-break/>D. None of the Above</text:p>
      <text:p text:style-name="P3">View Answer</text:p>
      <text:section text:style-name="Sect1" text:name="q4">
        <text:p text:style-name="P5">Ans : B</text:p>
        <text:p text:style-name="P6">Explanation: A computer program with AI can answer the generic questions it is meant to solve.</text:p>
      </text:section>
      <text:h text:style-name="P8" text:outline-level="5"><text:soft-page-break/>1 What is Artificial intelligence?</text:h>
      <text:h text:style-name="P9" text:outline-level="5">A. Putting your intelligence into Computer<text:line-break/>B. Programming with your own intelligence<text:line-break/>C. Making a Machine intelligent<text:line-break/>D. Playing a Game</text:h>
      <text:h text:style-name="P9" text:outline-level="5">ANSWER: C</text:h>
      <text:h text:style-name="P9" text:outline-level="5">2 Strong Artificial Intelligence is</text:h>
      <text:h text:style-name="P9" text:outline-level="5">A. the embodiment of human intellectual capabilities within a computer<text:line-break/>B. a set of computer programs that produce output that would be considered<text:line-break/>to reflect intelligence if it were generated by humans<text:line-break/>C. the study of mental faculties through the use of mental models implemented on a computer<text:line-break/>D. all of the mentioned</text:h>
      <text:h text:style-name="P9" text:outline-level="5">ANSWER: A</text:h>
      <text:h text:style-name="P9" text:outline-level="5">3 In which of the following situations might a blind search be acceptable?</text:h>
      <text:h text:style-name="P9" text:outline-level="5">A. real-life situation<text:line-break/>B. complex game<text:line-break/>C. small search space<text:line-break/>D. all of the mentioned</text:h>
      <text:h text:style-name="P9" text:outline-level="5">ANSWER: C</text:h>
      <text:h text:style-name="P9" text:outline-level="5">4 Which search method takes less memory?</text:h>
      <text:h text:style-name="P9" text:outline-level="5">A. Depth-First Search<text:line-break/>B. Breadth-First search<text:line-break/>C. Optimal search <text:line-break/>D. Linear Search</text:h>
      <text:h text:style-name="P9" text:outline-level="5">ANSWER: A</text:h>
      <text:h text:style-name="P9" text:outline-level="5">5 A heuristic is a way of trying</text:h>
      <text:h text:style-name="P9" text:outline-level="5"><text:soft-page-break/>A. To discover something or an idea embedded in a program<text:line-break/>B. To search and measure how far a node in a search tree seems to be from a goal<text:line-break/>C. To compare two nodes in a search tree to see if one is better than the other is<text:line-break/>D. All of the mentioned</text:h>
      <text:h text:style-name="P9" text:outline-level="5">ANSWER: D</text:h>
      <text:h text:style-name="P9" text:outline-level="5">6 Which is not a property of representation of knowledge?</text:h>
      <text:h text:style-name="P9" text:outline-level="5">A. Representational Verification<text:line-break/>B. Representational Adequacy<text:line-break/>C. Inferential Adequacy<text:line-break/>D. Inferential Efficiency</text:h>
      <text:h text:style-name="P9" text:outline-level="5">ANSWER: A</text:h>
      <text:h text:style-name="P9" text:outline-level="5">7 A.M. turing developed a technique for determining whether a computer could or could not demonstrate the artificial Intelligence, Presently, this technique is called</text:h>
      <text:h text:style-name="P9" text:outline-level="5">A. Turing Test<text:line-break/>B. Algorithm<text:line-break/>C. Boolean Algebra<text:line-break/>D. Logarithm</text:h>
      <text:h text:style-name="P9" text:outline-level="5">ANSWER: A</text:h>
      <text:h text:style-name="P9" text:outline-level="5">8 A Personal Consultant knowledge base contain information in the form of</text:h>
      <text:h text:style-name="P9" text:outline-level="5">A. parameters<text:line-break/>B. contexts <text:line-break/>C. production rules<text:line-break/>D. all of the mentioned</text:h>
      <text:h text:style-name="P9" text:outline-level="5">ANSWER: D</text:h>
      <text:h text:style-name="P9" text:outline-level="5">9 Which approach to speech recognition avoids the problem caused by the variation in speech patterns among different speakers?</text:h>
      <text:h text:style-name="P9" text:outline-level="5"><text:soft-page-break/>A. Continuous speech recognition<text:line-break/>B. Isolated word recognition<text:line-break/>C. Connected word recognition<text:line-break/>D. Speaker-dependent recognition</text:h>
      <text:h text:style-name="P9" text:outline-level="5">ANSWER: D</text:h>
      <text:h text:style-name="P9" text:outline-level="5">10 Which of the following, is a component of an expert system?</text:h>
      <text:h text:style-name="P9" text:outline-level="5">A. inference engine<text:line-break/>B. knowledge base<text:line-break/>C. user interface<text:line-break/>D. all of the mentioned</text:h>
      <text:h text:style-name="P9" text:outline-level="5">ANSWER: D</text:h>
      <text:h text:style-name="P9" text:outline-level="5">11 A computer vision technique that relies on image templates is</text:h>
      <text:h text:style-name="P9" text:outline-level="5">A. edge detection<text:line-break/>B. binocular vision<text:line-break/>8th IT- Al Question Bank<text:line-break/>C. model-based vision<text:line-break/>D. robot vision</text:h>
      <text:h text:style-name="P9" text:outline-level="5">ANSWER: C</text:h>
      <text:h text:style-name="P9" text:outline-level="5">12 DARPA, the agency that has funded a great deal of American Artificial Intelligence research, is part of the Department of</text:h>
      <text:h text:style-name="P9" text:outline-level="5">A. Defense<text:line-break/>B. Energy<text:line-break/>C. Education<text:line-break/>D. Justice</text:h>
      <text:h text:style-name="P9" text:outline-level="5">ANSWER: A</text:h>
      <text:h text:style-name="P9" text:outline-level="5">13 Which of these schools was not among the early leaders in Artificial Intelligence research?</text:h>
      <text:h text:style-name="P9" text:outline-level="5"><text:soft-page-break/>A. Dartmouth University<text:line-break/>B. Harvard University<text:line-break/>C. Massachusetts Institute of Technology<text:line-break/>D. Stanford University</text:h>
      <text:h text:style-name="P9" text:outline-level="5">ANSWER: B</text:h>
      <text:h text:style-name="P9" text:outline-level="5">14 Who is the “father” of artificial intelligence?</text:h>
      <text:h text:style-name="P9" text:outline-level="5">A. Fisher Ada<text:line-break/>B. John McCarthy<text:line-break/>C. Allen Newell<text:line-break/>D. Alan Turning</text:h>
      <text:h text:style-name="P9" text:outline-level="5">ANSWER: B</text:h>
      <text:h text:style-name="P8" text:outline-level="5">18 Adversarial search problems uses</text:h>
      <text:h text:style-name="P9" text:outline-level="5">A. Competitive Environment<text:line-break/>B. Cooperative Environment<text:line-break/>C. Neither Competitive nor Cooperative Environment<text:line-break/>D. Only Competitive and Cooperative Environment</text:h>
      <text:h text:style-name="P9" text:outline-level="5">ANSWER: A</text:h>
      <text:h text:style-name="P9" text:outline-level="5">19 Zero sum game has to be a game.</text:h>
      <text:h text:style-name="P9" text:outline-level="5">A. Single player<text:line-break/>B. Two player<text:line-break/>C. Multiplayer<text:line-break/>D. Three player</text:h>
      <text:h text:style-name="P9" text:outline-level="5">ANSWER: C</text:h>
      <text:h text:style-name="P9" text:outline-level="5">20 A game can be formally defined as a kind of search problem with the following components.</text:h>
      <text:h text:style-name="P9" text:outline-level="5"><text:soft-page-break/>A. Initial State<text:line-break/>B. Successor Function<text:line-break/>C. Terminal Test<text:line-break/>D. All of the mentioned</text:h>
      <text:h text:style-name="P9" text:outline-level="5">ANSWER: D</text:h>
      <text:h text:style-name="P9" text:outline-level="5">21 The initial state and the legal moves for each side define the for the game.</text:h>
      <text:h text:style-name="P9" text:outline-level="5">A. Search Tree<text:line-break/>B. Game Tree<text:line-break/>C. State Space Search<text:line-break/>D. Forest</text:h>
      <text:h text:style-name="P9" text:outline-level="5">ANSWER: B</text:h>
      <text:h text:style-name="P9" text:outline-level="5">22 General algorithm applied on game tree for making decision of win/lose is</text:h>
      <text:h text:style-name="P9" text:outline-level="5">A. DFS/BFS Search Algorithms<text:line-break/>B. Heuristic Search Algorithms<text:line-break/>C. Greedy Search Algorithms<text:line-break/>D. MIN/MAX Algorithms</text:h>
      <text:h text:style-name="P9" text:outline-level="5">ANSWER: D</text:h>
      <text:h text:style-name="P9" text:outline-level="5">23 What is the complexity of minirnax algorithm?</text:h>
      <text:h text:style-name="P9" text:outline-level="5">A. Same as of DES<text:line-break/>B. Space — bm and time — bm<text:line-break/>C. Time — bm and space — bm<text:line-break/>D. Same as BFS</text:h>
      <text:h text:style-name="P9" text:outline-level="5">ANSWER: A</text:h>
      <text:h text:style-name="P9" text:outline-level="5">24 Which is the most straightforward approach for planning algorithm?</text:h>
      <text:h text:style-name="P9" text:outline-level="5"><text:soft-page-break/>A. Best-first search<text:line-break/>B. State-space search<text:line-break/>C. Depth-first search<text:line-break/>D. Hill-climbing search</text:h>
      <text:h text:style-name="P9" text:outline-level="5">ANSWER: B</text:h>
      <text:h text:style-name="P9" text:outline-level="5">25 What are taken into account of state-space search?</text:h>
      <text:h text:style-name="P9" text:outline-level="5">A. Postconditions<text:line-break/>B. Preconditions<text:line-break/>C. Effects<text:line-break/>D. Both Preconditions &amp; Effects</text:h>
      <text:h text:style-name="P9" text:outline-level="5">ANSWER: D</text:h>
      <text:h text:style-name="P9" text:outline-level="5">26 How many ways are available to solve the state-space search?</text:h>
      <text:h text:style-name="P9" text:outline-level="5">A. 1<text:line-break/>B. 2<text:line-break/>C. 3<text:line-break/>D. 4</text:h>
      <text:h text:style-name="P9" text:outline-level="5">ANSWER: B</text:h>
      <text:h text:style-name="P9" text:outline-level="5">27 What is the other name for forward state-space search?</text:h>
      <text:h text:style-name="P9" text:outline-level="5">A. Progression planning<text:line-break/>B. Regression planning<text:line-break/>C. Test planning<text:line-break/>D. None of the mentioned</text:h>
      <text:h text:style-name="P9" text:outline-level="5">ANSWER: A</text:h>
      <text:h text:style-name="P9" text:outline-level="5">28 How many states are available in state-space search?</text:h>
      <text:h text:style-name="P9" text:outline-level="5"><text:soft-page-break/>A. 1<text:line-break/>B. 2<text:line-break/>C. 3<text:line-break/>D. 4</text:h>
      <text:h text:style-name="P9" text:outline-level="5">ANSWER: D</text:h>
      <text:h text:style-name="P9" text:outline-level="5">29 What is the main advantage of backward state-space search?</text:h>
      <text:h text:style-name="P9" text:outline-level="5">A. Cost<text:line-break/>B. Actions<text:line-break/>C. Relevant actions<text:line-break/>D. All of the mentioned</text:h>
      <text:h text:style-name="P9" text:outline-level="5">ANSWER: C</text:h>
      <text:h text:style-name="P9" text:outline-level="5">30 What is the other name of the backward state-space search?</text:h>
      <text:h text:style-name="P9" text:outline-level="5">A. Regression planning<text:line-break/>B. Progression planning<text:line-break/>C. State planning<text:line-break/>D. Test planning</text:h>
      <text:h text:style-name="P9" text:outline-level="5">ANSWER: A</text:h>
      <text:h text:style-name="P9" text:outline-level="5">31 What is meant by consistent in state-space search?</text:h>
      <text:h text:style-name="P9" text:outline-level="5">A. Change in the desired literals<text:line-break/>B. Not any change in the literals<text:line-break/>C. No change in goal state<text:line-break/>D. None of the mentioned</text:h>
      <text:h text:style-name="P9" text:outline-level="5">ANSWER: B</text:h>
      <text:h text:style-name="P9" text:outline-level="5">32 What will happen if a predecessor description is generated that is satisfied by the initial state of the planning problem?</text:h>
      <text:h text:style-name="P9" text:outline-level="5"><text:soft-page-break/>A. Success<text:line-break/>B. Error<text:line-break/>C. Compilation<text:line-break/>D. Termination</text:h>
      <text:h text:style-name="P9" text:outline-level="5">ANSWER: 0</text:h>
      <text:h text:style-name="P9" text:outline-level="5">33 Which approach is to pretend that a pure divide and conquer algorithm will work?</text:h>
      <text:h text:style-name="P9" text:outline-level="5">A. Goal independence<text:line-break/>B. Subgoal independence<text:line-break/>C. Both Goal &amp; Subgoal independence<text:line-break/>D. None of the mentioned</text:h>
      <text:h text:style-name="P9" text:outline-level="5">ANSWER: B</text:h>
      <text:h text:style-name="P9" text:outline-level="5">34 Which search is equal to minimax search but eliminates the branches that can’t influence the final decision?</text:h>
      <text:h text:style-name="P9" text:outline-level="5">A. Depth-first search<text:line-break/>B. Breadth-first search<text:line-break/>C. Alpha-beta pruning<text:line-break/>D. None of the mentioned</text:h>
      <text:h text:style-name="P9" text:outline-level="5">ANSWER: C</text:h>
      <text:h text:style-name="P9" text:outline-level="5">35 Which values are independant in minimax search algorithm?</text:h>
      <text:h text:style-name="P9" text:outline-level="5">A. Pruned leaves x and y<text:line-break/>B. Every states are dependant<text:line-break/>C. Root is independant<text:line-break/>D. None of the mentioned</text:h>
      <text:h text:style-name="P9" text:outline-level="5">ANSWER: A</text:h>
      <text:h text:style-name="P9" text:outline-level="5">36 To which depth does the alpha-beta pruning can be applied?</text:h>
      <text:h text:style-name="P9" text:outline-level="5"><text:soft-page-break/>A. 10 states<text:line-break/>B. 8 States<text:line-break/>C. 6 States<text:line-break/>D. Any depth</text:h>
      <text:h text:style-name="P9" text:outline-level="5">ANSWER: D</text:h>
      <text:h text:style-name="P9" text:outline-level="5">37 Which search is similar to minimax search?</text:h>
      <text:h text:style-name="P9" text:outline-level="5">A. Hill-climbing search<text:line-break/>B. Depth-first search<text:line-break/>C. Breadth-first search<text:line-break/>D. All of the mentioned</text:h>
      <text:h text:style-name="P9" text:outline-level="5">ANSWER: B</text:h>
      <text:h text:style-name="P9" text:outline-level="5">38 Which value is assigned to alpha and beta in the alpha-beta pruning?<text:line-break/>A. Alpha = max<text:line-break/>B. Beta = min<text:line-break/>C. Beta = max<text:line-break/>D. Both Alpha = max &amp; Beta = min</text:h>
      <text:h text:style-name="P9" text:outline-level="5">ANSWER: D</text:h>
      <text:h text:style-name="P9" text:outline-level="5">39 Where does the values of alpha-beta search get updated?</text:h>
      <text:h text:style-name="P9" text:outline-level="5">A. Along the path of search<text:line-break/>B. Initial state itself<text:line-break/>C. At the end<text:line-break/>D. None of the mentioned</text:h>
      <text:h text:style-name="P9" text:outline-level="5">ANSWER: A</text:h>
      <text:h text:style-name="P9" text:outline-level="5">40 How the effectiveness of the alpha-beta pruning gets increased?</text:h>
      <text:h text:style-name="P10" text:outline-level="5"><text:soft-page-break/>A. Depends on the nodes<text:line-break/>B. Depends on the order in which th18 Adversarial search problems uses</text:h>
      <text:h text:style-name="P10" text:outline-level="5">A. Competitive Environment</text:h>
      <text:h text:style-name="P10" text:outline-level="5">B. Cooperative Environment</text:h>
      <text:h text:style-name="P10" text:outline-level="5">C. Neither Competitive nor Cooperative Environment</text:h>
      <text:h text:style-name="P10" text:outline-level="5">D. Only Competitive and Cooperative Environment</text:h>
      <text:h text:style-name="P10" text:outline-level="5">ANSWER: A</text:h>
      <text:h text:style-name="P10" text:outline-level="5">19 Zero sum game has to be a game.</text:h>
      <text:h text:style-name="P10" text:outline-level="5">A. Single player</text:h>
      <text:h text:style-name="P10" text:outline-level="5">B. Two player</text:h>
      <text:h text:style-name="P10" text:outline-level="5">C. Multiplayer</text:h>
      <text:h text:style-name="P10" text:outline-level="5">D. Three player</text:h>
      <text:h text:style-name="P10" text:outline-level="5">ANSWER: C</text:h>
      <text:h text:style-name="P10" text:outline-level="5">20 A game can be formally defined as a kind of search problem with the following components.</text:h>
      <text:h text:style-name="P10" text:outline-level="5">A. Initial State</text:h>
      <text:h text:style-name="P10" text:outline-level="5">B. Successor Function</text:h>
      <text:h text:style-name="P10" text:outline-level="5">C. Terminal Test</text:h>
      <text:h text:style-name="P10" text:outline-level="5">D. All of the mentioned</text:h>
      <text:h text:style-name="P10" text:outline-level="5">ANSWER: D</text:h>
      <text:h text:style-name="P10" text:outline-level="5">21 The initial state and the legal moves for each side define the for the game.</text:h>
      <text:h text:style-name="P10" text:outline-level="5"><text:soft-page-break/>A. Search Tree</text:h>
      <text:h text:style-name="P10" text:outline-level="5">B. Game Tree</text:h>
      <text:h text:style-name="P10" text:outline-level="5">C. State Space Search</text:h>
      <text:h text:style-name="P10" text:outline-level="5">D. Forest</text:h>
      <text:h text:style-name="P10" text:outline-level="5">ANSWER: B</text:h>
      <text:h text:style-name="P10" text:outline-level="5">22 General algorithm applied on game tree for making decision of win/lose is</text:h>
      <text:h text:style-name="P10" text:outline-level="5">A. DFS/BFS Search Algorithms</text:h>
      <text:h text:style-name="P10" text:outline-level="5">B. Heuristic Search Algorithms</text:h>
      <text:h text:style-name="P10" text:outline-level="5">C. Greedy Search Algorithms</text:h>
      <text:h text:style-name="P10" text:outline-level="5">D. MIN/MAX Algorithms</text:h>
      <text:h text:style-name="P10" text:outline-level="5">ANSWER: D</text:h>
      <text:h text:style-name="P10" text:outline-level="5">23 What is the complexity of minirnax algorithm?</text:h>
      <text:h text:style-name="P10" text:outline-level="5">A. Same as of DES</text:h>
      <text:h text:style-name="P10" text:outline-level="5">B. Space — bm and time — bm</text:h>
      <text:h text:style-name="P10" text:outline-level="5">C. Time — bm and space — bm</text:h>
      <text:h text:style-name="P10" text:outline-level="5">D. Same as BFS</text:h>
      <text:h text:style-name="P10" text:outline-level="5">ANSWER: A</text:h>
      <text:h text:style-name="P10" text:outline-level="5">24 Which is the most straightforward approach for planning algorithm?</text:h>
      <text:h text:style-name="P10" text:outline-level="5">A. Best-first search</text:h>
      <text:h text:style-name="P10" text:outline-level="5">B. State-space search</text:h>
      <text:h text:style-name="P10" text:outline-level="5"><text:soft-page-break/>C. Depth-first search</text:h>
      <text:h text:style-name="P10" text:outline-level="5">D. Hill-climbing search</text:h>
      <text:h text:style-name="P10" text:outline-level="5">ANSWER: B</text:h>
      <text:h text:style-name="P10" text:outline-level="5">25 What are taken into account of state-space search?</text:h>
      <text:h text:style-name="P10" text:outline-level="5">A. Postconditions</text:h>
      <text:h text:style-name="P10" text:outline-level="5">B. Preconditions</text:h>
      <text:h text:style-name="P10" text:outline-level="5">C. Effects</text:h>
      <text:h text:style-name="P10" text:outline-level="5">D. Both Preconditions &amp; Effects</text:h>
      <text:h text:style-name="P10" text:outline-level="5">ANSWER: D</text:h>
      <text:h text:style-name="P10" text:outline-level="5">26 How many ways are available to solve the state-space search?</text:h>
      <text:h text:style-name="P10" text:outline-level="5">A. 1</text:h>
      <text:h text:style-name="P10" text:outline-level="5">B. 2</text:h>
      <text:h text:style-name="P10" text:outline-level="5">C. 3</text:h>
      <text:h text:style-name="P10" text:outline-level="5">D. 4</text:h>
      <text:h text:style-name="P10" text:outline-level="5">ANSWER: B</text:h>
      <text:h text:style-name="P10" text:outline-level="5">27 What is the other name for forward state-space search?</text:h>
      <text:h text:style-name="P10" text:outline-level="5">A. Progression planning</text:h>
      <text:h text:style-name="P10" text:outline-level="5">B. Regression planning</text:h>
      <text:h text:style-name="P10" text:outline-level="5">C. Test planning</text:h>
      <text:h text:style-name="P10" text:outline-level="5">D. None of the mentioned</text:h>
      <text:h text:style-name="P10" text:outline-level="5"><text:soft-page-break/>ANSWER: A</text:h>
      <text:h text:style-name="P10" text:outline-level="5">28 How many states are available in state-space search?</text:h>
      <text:h text:style-name="P10" text:outline-level="5">A. 1</text:h>
      <text:h text:style-name="P10" text:outline-level="5">B. 2</text:h>
      <text:h text:style-name="P10" text:outline-level="5">C. 3</text:h>
      <text:h text:style-name="P10" text:outline-level="5">D. 4</text:h>
      <text:h text:style-name="P10" text:outline-level="5">ANSWER: D</text:h>
      <text:h text:style-name="P10" text:outline-level="5">29 What is the main advantage of backward state-space search?</text:h>
      <text:h text:style-name="P10" text:outline-level="5">A. Cost</text:h>
      <text:h text:style-name="P10" text:outline-level="5">B. Actions</text:h>
      <text:h text:style-name="P10" text:outline-level="5">C. Relevant actions</text:h>
      <text:h text:style-name="P10" text:outline-level="5">D. All of the mentioned</text:h>
      <text:h text:style-name="P10" text:outline-level="5">ANSWER: C</text:h>
      <text:h text:style-name="P10" text:outline-level="5">30 What is the other name of the backward state-space search?</text:h>
      <text:h text:style-name="P10" text:outline-level="5">A. Regression planning</text:h>
      <text:h text:style-name="P10" text:outline-level="5">B. Progression planning</text:h>
      <text:h text:style-name="P10" text:outline-level="5">C. State planning</text:h>
      <text:h text:style-name="P10" text:outline-level="5">D. Test planning</text:h>
      <text:h text:style-name="P10" text:outline-level="5">ANSWER: A</text:h>
      <text:h text:style-name="P10" text:outline-level="5">31 What is meant by consistent in state-space search?</text:h>
      <text:h text:style-name="P10" text:outline-level="5"><text:soft-page-break/>A. Change in the desired literals</text:h>
      <text:h text:style-name="P10" text:outline-level="5">B. Not any change in the literals</text:h>
      <text:h text:style-name="P10" text:outline-level="5">C. No change in goal state</text:h>
      <text:h text:style-name="P10" text:outline-level="5">D. None of the mentioned</text:h>
      <text:h text:style-name="P10" text:outline-level="5">ANSWER: B</text:h>
      <text:h text:style-name="P10" text:outline-level="5">32 What will happen if a predecessor description is generated that is satisfied by the initial state of the planning problem?</text:h>
      <text:h text:style-name="P10" text:outline-level="5">A. Success</text:h>
      <text:h text:style-name="P10" text:outline-level="5">B. Error</text:h>
      <text:h text:style-name="P10" text:outline-level="5">C. Compilation</text:h>
      <text:h text:style-name="P10" text:outline-level="5">D. Termination</text:h>
      <text:h text:style-name="P10" text:outline-level="5">ANSWER: 0</text:h>
      <text:h text:style-name="P10" text:outline-level="5">33 Which approach is to pretend that a pure divide and conquer algorithm will work?</text:h>
      <text:h text:style-name="P10" text:outline-level="5">A. Goal independence</text:h>
      <text:h text:style-name="P10" text:outline-level="5">B. Subgoal independence</text:h>
      <text:h text:style-name="P10" text:outline-level="5">C. Both Goal &amp; Subgoal independence</text:h>
      <text:h text:style-name="P10" text:outline-level="5">D. None of the mentioned</text:h>
      <text:h text:style-name="P10" text:outline-level="5">ANSWER: B</text:h>
      <text:h text:style-name="P10" text:outline-level="5">34 Which search is equal to minimax search but eliminates the branches that can’t influence the final decision?</text:h>
      <text:h text:style-name="P10" text:outline-level="5">A. Depth-first search</text:h>
      <text:h text:style-name="P10" text:outline-level="5"><text:soft-page-break/>B. Breadth-first search</text:h>
      <text:h text:style-name="P10" text:outline-level="5">C. Alpha-beta pruning</text:h>
      <text:h text:style-name="P10" text:outline-level="5">D. None of the mentioned</text:h>
      <text:h text:style-name="P10" text:outline-level="5">ANSWER: C</text:h>
      <text:h text:style-name="P10" text:outline-level="5">35 Which values are independant in minimax search algorithm?</text:h>
      <text:h text:style-name="P10" text:outline-level="5">A. Pruned leaves x and y</text:h>
      <text:h text:style-name="P10" text:outline-level="5">B. Every states are dependant</text:h>
      <text:h text:style-name="P10" text:outline-level="5">C. Root is independant</text:h>
      <text:h text:style-name="P10" text:outline-level="5">D. None of the mentioned</text:h>
      <text:h text:style-name="P10" text:outline-level="5">ANSWER: A</text:h>
      <text:h text:style-name="P10" text:outline-level="5">36 To which depth does the alpha-beta pruning can be applied?</text:h>
      <text:h text:style-name="P10" text:outline-level="5">A. 10 states</text:h>
      <text:h text:style-name="P10" text:outline-level="5">B. 8 States</text:h>
      <text:h text:style-name="P10" text:outline-level="5">C. 6 States</text:h>
      <text:h text:style-name="P10" text:outline-level="5">D. Any depth</text:h>
      <text:h text:style-name="P10" text:outline-level="5">ANSWER: D</text:h>
      <text:h text:style-name="P10" text:outline-level="5">37 Which search is similar to minimax search?</text:h>
      <text:h text:style-name="P10" text:outline-level="5">A. Hill-climbing search</text:h>
      <text:h text:style-name="P10" text:outline-level="5">B. Depth-first search</text:h>
      <text:h text:style-name="P10" text:outline-level="5">C. Breadth-first search</text:h>
      <text:h text:style-name="P10" text:outline-level="5"><text:soft-page-break/>D. All of the mentioned</text:h>
      <text:h text:style-name="P10" text:outline-level="5">ANSWER: B</text:h>
      <text:h text:style-name="P10" text:outline-level="5">38 Which value is assigned to alpha and beta in the alpha-beta pruning?</text:h>
      <text:h text:style-name="P10" text:outline-level="5">A. Alpha = max</text:h>
      <text:h text:style-name="P10" text:outline-level="5">B. Beta = min</text:h>
      <text:h text:style-name="P10" text:outline-level="5">C. Beta = max</text:h>
      <text:h text:style-name="P10" text:outline-level="5">D. Both Alpha = max &amp; Beta = min</text:h>
      <text:h text:style-name="P10" text:outline-level="5">ANSWER: D</text:h>
      <text:h text:style-name="P10" text:outline-level="5">39 Where does the values of alpha-beta search get updated?</text:h>
      <text:h text:style-name="P10" text:outline-level="5">A. Along the path of search</text:h>
      <text:h text:style-name="P10" text:outline-level="5">B. Initial state itself</text:h>
      <text:h text:style-name="P10" text:outline-level="5">C. At the end</text:h>
      <text:h text:style-name="P10" text:outline-level="5">D. None of the mentioned</text:h>
      <text:h text:style-name="P10" text:outline-level="5">ANSWER: A</text:h>
      <text:h text:style-name="P10" text:outline-level="5">40 How the effectiveness of the alpha-beta pruning gets increased?</text:h>
      <text:h text:style-name="P10" text:outline-level="5">A. Depends on the nodes</text:h>
      <text:h text:style-name="P10" text:outline-level="5">B. Depends on the order in which they are executed</text:h>
      <text:h text:style-name="P10" text:outline-level="5">C. All of the mentioned</text:h>
      <text:h text:style-name="P10" text:outline-level="5">D. None of the mentioned</text:h>
      <text:h text:style-name="P10" text:outline-level="5">ANSWER: A</text:h>
      <text:h text:style-name="P10" text:outline-level="5"><text:soft-page-break/>41 What is called as transposition table?</text:h>
      <text:h text:style-name="P10" text:outline-level="5">A. Hash table of next seen positions</text:h>
      <text:h text:style-name="P10" text:outline-level="5">B. Hash table of previously seen positions</text:h>
      <text:h text:style-name="P10" text:outline-level="5">C. Next value in the search</text:h>
      <text:h text:style-name="P10" text:outline-level="5">D. None of the mentioned</text:h>
      <text:h text:style-name="P10" text:outline-level="5">ANSWER: B</text:h>
      <text:h text:style-name="P10" text:outline-level="5">42 Which is identical to the closed list in Graph search?</text:h>
      <text:h text:style-name="P10" text:outline-level="5">A. Hill climbing search algorithm</text:h>
      <text:h text:style-name="P10" text:outline-level="5">B. Depth-first search</text:h>
      <text:h text:style-name="P10" text:outline-level="5">C. Transposition table</text:h>
      <text:h text:style-name="P10" text:outline-level="5">D. None of the mentioned</text:h>
      <text:h text:style-name="P10" text:outline-level="5">ANSWER: C</text:h>
      <text:h text:style-name="P10" text:outline-level="5">43 Which function is used to calculate the feasibility of whole game tree?</text:h>
      <text:h text:style-name="P10" text:outline-level="5">A. Evaluation function</text:h>
      <text:h text:style-name="P10" text:outline-level="5">B. Transposition</text:h>
      <text:h text:style-name="P10" text:outline-level="5">C. Alpha-beta pruning</text:h>
      <text:h text:style-name="P10" text:outline-level="5">D. All of the mentioned ANSWER: Aey are executed<text:line-break/>C. All of the mentioned<text:line-break/>D. None of the mentioned</text:h>
      <text:h text:style-name="P9" text:outline-level="5">ANSWER: A</text:h>
      <text:h text:style-name="P9" text:outline-level="5">41 What is called as transposition table?</text:h>
      <text:h text:style-name="P9" text:outline-level="5"><text:soft-page-break/>A. Hash table of next seen positions<text:line-break/>B. Hash table of previously seen positions<text:line-break/>C. Next value in the search<text:line-break/>D. None of the mentioned</text:h>
      <text:h text:style-name="P9" text:outline-level="5">ANSWER: B</text:h>
      <text:h text:style-name="P9" text:outline-level="5">42 Which is identical to the closed list in Graph search?</text:h>
      <text:h text:style-name="P9" text:outline-level="5">A. Hill climbing search algorithm<text:line-break/>B. Depth-first search<text:line-break/>C. Transposition table<text:line-break/>D. None of the mentioned</text:h>
      <text:h text:style-name="P9" text:outline-level="5">ANSWER: C</text:h>
      <text:h text:style-name="P9" text:outline-level="5">43 Which function is used to calculate the feasibility of whole game tree?</text:h>
      <text:h text:style-name="P9" text:outline-level="5">A. Evaluation function<text:line-break/>B. Transposition<text:line-break/>C. Alpha-beta pruning<text:line-break/>D. All of the mentioned ANSWER: A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Times, serif"/>
    <style:font-face style:name="Josefin Sans" svg:font-family="'Josefin Sans', sans-serif"/>
    <style:font-face style:name="Lohit Devanagari1" svg:font-family="'Lohit Devanagari'"/>
    <style:font-face style:name="Varela Round" svg:font-family="'Varela Roun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2T15:03:41.297998455</meta:creation-date>
    <dc:date>2022-02-12T15:06:37.210661364</dc:date>
    <meta:editing-duration>PT2M56S</meta:editing-duration>
    <meta:editing-cycles>1</meta:editing-cycles>
    <meta:document-statistic meta:table-count="0" meta:image-count="0" meta:object-count="0" meta:page-count="20" meta:paragraph-count="294" meta:word-count="2179" meta:character-count="12311" meta:non-whitespace-character-count="10416"/>
    <meta:generator>LibreOffice/6.0.7.3$Linux_X86_64 LibreOffice_project/00m0$Build-3</meta:generator>
  </office:meta>
</office:document-meta>
</file>